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s</text:p>
      <text:p text:style-name="P1">Астраханский государственный университет<text:tab/>Astrachan</text:p>
      <text:p text:style-name="P1">Башкирский государственный аграрный университет<text:tab/>Ufa</text:p>
      <text:p text:style-name="P1">Брянская государственная сельскохозяйственная академия<text:tab/>Brjansk</text:p>
      <text:p text:style-name="P1">Вятская государственная сельскохозяйственная академия<text:tab/>Kirov</text:p>
      <text:p text:style-name="P1">Ивановская государственная сельскохозяйственная академия имени академика Д.К.Беляева<text:tab/>Ivanovo</text:p>
      <text:p text:style-name="P1">Ижевская государственная сельскохозяйственная академия<text:tab/>Izhewsk</text:p>
      <text:p text:style-name="P1">Kазанский гоударственный аграрный университет<text:tab/>Kazan</text:p>
      <text:p text:style-name="P1">Нижегородский государственный инжениерно-экономический институт<text:tab/>Knjaginino</text:p>
      <text:p text:style-name="P1">Пензенская государственная сельскохозяйственная академия<text:tab/>Penza</text:p>
      <text:p text:style-name="P1">Саратовский государственный аграрный университет им. Н.И. Вавилова<text:tab/>Saratov</text:p>
      <text:p text:style-name="P1">Смоленская государственная сельскохозяйственная академия<text:tab/>Smolensk</text:p>
      <text:p text:style-name="P1">Ставропольский государственный аграрный университет<text:tab/>Stavropol</text:p>
      <text:p text:style-name="P1"/>
      <text:p text:style-name="P2">Studienfach</text:p>
      <text:p text:style-name="P1"/>
      <text:p text:style-name="P1">Агрономия<text:tab/>Pflanzenbau</text:p>
      <text:p text:style-name="P1">Ветернарная медицина<text:tab/>Veterinärmedizin</text:p>
      <text:p text:style-name="P1">Земельный кадастр<text:tab/>Bodenkataster</text:p>
      <text:p text:style-name="P1">Зоотехния<text:tab/>Tierhaltung</text:p>
      <text:p text:style-name="P1">Механизация<text:tab/>Mechanisierung</text:p>
      <text:p text:style-name="P1">Переработка<text:tab/>Verarbeitung</text:p>
      <text:p text:style-name="P1">Экономика и бухгалтерия<text:tab/>Ökonomie</text:p>
      <text:p text:style-name="P1">Электрификация<text:tab/>Elektrifizierung</text:p>
      <text:p text:style-name="P1">другое<text:tab/><text:tab/>sonstige</text:p>
      <text:p text:style-name="P1"/>
      <text:p text:style-name="P1"><text:span text:style-name="T1">StudienJahr</text:span> <text:s text:c="18"/></text:p>
      <text:p text:style-name="P1"/>
      <text:p text:style-name="P1">3 курс<text:tab/>3. Studienjahr</text:p>
      <text:p text:style-name="P1">4 курс<text:tab/>2. Studienjahr</text:p>
      <text:p text:style-name="P1">другое (аспиранты, магистры, после техникума)<text:tab/>sonstige (Aspiranten, Magister, nach Technikum)</text:p>
      <text:p text:style-name="P1"/>
      <text:p text:style-name="P2">Angestrebter Abschluss</text:p>
      <text:p text:style-name="P1"/>
      <text:p text:style-name="P1">диплом<text:tab/>Diplom</text:p>
      <text:p text:style-name="P1">бакалавр<text:tab/>Bachelor</text:p>
      <text:p text:style-name="P1">магистр<text:tab/>Magister</text:p>
      <text:p text:style-name="P1">аспирант<text:tab/>Aspirant</text:p>
      <text:p text:style-name="P1">другое<text:tab/><text:tab/>sonsti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22T08:18:09.60</meta:creation-date>
    <dc:date>2012-09-22T12:04:04.75</dc:date>
    <dc:creator>J M</dc:creator>
    <meta:editing-duration>PT21M43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33" meta:word-count="120" meta:character-count="1284"/>
  </office:meta>
</office:document-meta>
</file>